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6.267cm" fo:min-width="4cm" fo:padding-top="0.125cm" fo:padding-bottom="0.125cm" fo:padding-left="0.25cm" fo:padding-right="0.25cm" draw:shadow="hidden" draw:shadow-offset-x="0.2cm" draw:shadow-offset-y="0.2cm" draw:shadow-color="#808080"/>
    </style:style>
    <style:style style:name="gr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1.366cm" fo:min-width="0.5cm"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716cm"/>
    </style:style>
    <style:style style:name="gr26" style:family="graphic" style:parent-style-name="standard">
      <style:graphic-properties draw:stroke="none" svg:stroke-color="#000000" draw:fill="none" draw:fill-color="#ffffff" draw:textarea-horizontal-align="left" draw:auto-grow-height="true" draw:auto-grow-width="true" fo:min-height="2.134cm" fo:min-width="2.009cm"/>
    </style:style>
    <style:style style:name="gr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65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4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2.474cm"/>
    </style:style>
    <style:style style:name="gr4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8" style:family="graphic" style:parent-style-name="standard">
      <style:graphic-properties draw:stroke="none" svg:stroke-color="#000000" draw:fill="none" draw:fill-color="#ffffff" draw:textarea-horizontal-align="left" draw:auto-grow-height="true" draw:auto-grow-width="true" fo:min-height="1.666cm" fo:min-width="2.042cm"/>
    </style:style>
    <style:style style:name="gr5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graphic-properties draw:textarea-vertical-align="middle" draw:auto-grow-height="false" fo:min-height="0cm" fo:min-width="0.105cm"/>
    </style:style>
    <style:style style:name="gr104" style:family="graphic" style:parent-style-name="standard">
      <style:graphic-properties draw:textarea-vertical-align="middle" draw:auto-grow-height="false" fo:min-height="1.35cm" fo:min-width="0.9cm"/>
    </style:style>
    <style:style style:name="gr105" style:family="graphic" style:parent-style-name="standard">
      <style:graphic-properties draw:textarea-vertical-align="middle" draw:auto-grow-height="false" fo:min-height="0.85cm" fo:min-width="0.5cm"/>
    </style:style>
    <style:style style:name="gr10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8" style:family="graphic" style:parent-style-name="standard">
      <style:graphic-properties draw:textarea-horizontal-align="justify" draw:textarea-vertical-align="middle" draw:auto-grow-height="false" fo:min-height="0.388cm" fo:min-width="0.138cm"/>
    </style:style>
    <style:style style:name="gr109" style:family="graphic" style:parent-style-name="standard">
      <style:graphic-properties draw:textarea-vertical-align="middle" draw:auto-grow-height="false" fo:min-height="0.85cm" fo:min-width="0.7cm"/>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4.201cm"/>
    </style:style>
    <style:style style:name="gr111"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2.153cm"/>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14" style:family="graphic" style:parent-style-name="standard">
      <style:graphic-properties draw:textarea-horizontal-align="justify" draw:textarea-vertical-align="middle" draw:auto-grow-height="false" fo:min-height="0.184cm" fo:min-width="0.2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116" style:family="graphic" style:parent-style-name="standard">
      <style:graphic-properties draw:textarea-horizontal-align="justify" draw:textarea-vertical-align="middle" draw:auto-grow-height="false" fo:min-height="0.204cm" fo:min-width="0.15cm"/>
    </style:style>
    <style:style style:name="gr117" style:family="graphic" style:parent-style-name="standard">
      <style:graphic-properties draw:stroke="none" svg:stroke-color="#000000" draw:fill="none" draw:fill-color="#ffffff" fo:min-height="0.912cm"/>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4.206cm"/>
    </style:style>
    <style:style style:name="gr119" style:family="graphic" style:parent-style-name="standard">
      <style:graphic-properties draw:textarea-vertical-align="middle" draw:auto-grow-height="false" fo:min-height="0.85cm" fo:min-width="1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standard">
      <style:graphic-properties draw:textarea-horizontal-align="justify" draw:textarea-vertical-align="middle" draw:auto-grow-height="false" fo:min-height="0.15cm" fo:min-width="0.2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3.308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3.837cm"/>
    </style:style>
    <style:style style:name="gr124" style:family="graphic" style:parent-style-name="standard">
      <style:graphic-properties draw:textarea-horizontal-align="justify" draw:textarea-vertical-align="middle" draw:auto-grow-height="false" fo:min-height="0.6cm" fo:min-width="0.35cm"/>
    </style:style>
    <style:style style:name="gr125" style:family="graphic" style:parent-style-name="standard">
      <style:graphic-properties draw:stroke="none" svg:stroke-color="#000000" draw:fill="none" draw:fill-color="#ffffff" draw:textarea-horizontal-align="left" draw:auto-grow-height="true" draw:auto-grow-width="false" fo:min-height="2.023cm" fo:min-width="0cm"/>
    </style:style>
    <style:style style:name="gr126" style:family="graphic" style:parent-style-name="standard">
      <style:graphic-properties draw:stroke="none" svg:stroke-color="#000000" draw:fill="none" draw:fill-color="#ffffff" draw:textarea-horizontal-align="left" draw:auto-grow-height="true" draw:auto-grow-width="false" fo:min-height="1.012cm" fo:min-width="0cm"/>
    </style:style>
    <style:style style:name="gr127" style:family="graphic" style:parent-style-name="standard">
      <style:graphic-properties draw:stroke="none" svg:stroke-color="#000000" draw:fill="none" draw:fill-color="#ffffff" draw:textarea-horizontal-align="left" draw:auto-grow-height="true" draw:auto-grow-width="true" fo:min-height="1.423cm" fo:min-width="1.983cm"/>
    </style:style>
    <style:style style:name="gr128" style:family="graphic" style:parent-style-name="standard">
      <style:graphic-properties draw:stroke="none" svg:stroke-color="#000000" draw:fill="none" draw:fill-color="#ffffff" draw:textarea-horizontal-align="left" draw:auto-grow-height="true" draw:auto-grow-width="true" fo:min-height="1.423cm" fo:min-width="1.729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3.38cm"/>
    </style:style>
    <style:style style:name="gr130" style:family="graphic" style:parent-style-name="standard">
      <style:graphic-properties draw:stroke="none" svg:stroke-color="#000000" draw:fill="none" draw:fill-color="#ffffff" draw:textarea-horizontal-align="left" draw:auto-grow-height="true" draw:auto-grow-width="true" fo:min-height="1.423cm" fo:min-width="1.801cm"/>
    </style:style>
    <style:style style:name="gr131"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32" style:family="graphic" style:parent-style-name="objectwithoutfill">
      <style:graphic-properties svg:stroke-width="0.159cm" svg:stroke-color="#cc0000" draw:marker-start-width="0.438cm" draw:marker-end="Arrow" draw:marker-end-width="0.538cm" draw:fill="none" draw:textarea-vertical-align="middle" fo:padding-top="0.204cm" fo:padding-bottom="0.204cm" fo:padding-left="0.329cm" fo:padding-right="0.329cm"/>
    </style:style>
    <style:style style:name="gr133" style:family="graphic" style:parent-style-name="standard">
      <style:graphic-properties draw:stroke="none" svg:stroke-color="#000000" draw:fill="none" draw:fill-color="#ffffff" draw:textarea-horizontal-align="left" draw:auto-grow-height="true" draw:auto-grow-width="true" fo:min-height="1.423cm" fo:min-width="1.695cm"/>
    </style:style>
    <style:style style:name="gr134" style:family="graphic" style:parent-style-name="standard">
      <style:graphic-properties draw:stroke="none" svg:stroke-color="#000000" draw:fill="none" draw:fill-color="#ffffff" draw:textarea-horizontal-align="left" draw:auto-grow-height="true" draw:auto-grow-width="true" fo:min-height="1.95cm" fo:min-width="1.733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2.436cm"/>
    </style:style>
    <style:style style:name="gr136" style:family="graphic" style:parent-style-name="standard">
      <style:graphic-properties draw:stroke="none" svg:stroke-color="#000000" draw:fill="none" draw:fill-color="#ffffff" draw:textarea-horizontal-align="left" draw:auto-grow-height="true" draw:auto-grow-width="true" fo:min-height="1.423cm" fo:min-width="5.797cm"/>
    </style:style>
    <style:style style:name="P1" style:family="paragraph">
      <loext:graphic-properties draw:fill="solid" draw:fill-color="#ffffff"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none" draw:fill-color="#729fcf" draw:fill-gradient-name="Gradient_20_5"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text-properties fo:font-size="15pt" style:font-size-complex="18pt"/>
    </style:style>
    <style:style style:name="P7" style:family="paragraph">
      <loext:graphic-properties draw:fill="none" draw:fill-color="#ffffff"/>
      <style:text-properties fo:font-size="14pt" style:font-size-asian="14pt" style:font-size-complex="14pt"/>
    </style:style>
    <style:style style:name="P8" style:family="paragraph">
      <style:paragraph-properties fo:text-align="center"/>
    </style:style>
    <style:style style:name="P9" style:family="paragraph">
      <loext:graphic-properties draw:fill="none"/>
      <style:paragraph-properties fo:text-align="center"/>
    </style:style>
    <style:style style:name="T1" style:family="text">
      <style:text-properties fo:font-size="15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5cm" svg:height="6.517cm" svg:x="20.5cm" svg:y="20.335cm">
            <text:p/>
            <draw:enhanced-geometry svg:viewBox="0 0 21600 21600" draw:type="rectangle" draw:enhanced-path="M 0 0 L 21600 0 21600 21600 0 21600 0 0 Z N"/>
          </draw:custom-shape>
          <draw:path draw:style-name="gr2" draw:text-style-name="P1" draw:layer="layout" svg:width="4.499cm" svg:height="8.799cm" svg:x="20.5cm" svg:y="19.2cm" svg:viewBox="0 0 4500 8800" svg:d="M0 7758v-55-6606-13c0-4 0-4 0-4 5-80 18-149 49-221 27-72 72-144 135-213 54-64 126-127 207-186 81-57 171-107 275-158 198-93 441-171 706-226 270-46 563-76 878-76s607 30 877 76c266 55 509 133 707 226 103 51 193 101 274 158 81 59 154 122 208 186 63 69 107 141 134 213 32 72 46 141 50 221v4 13 6606 55c0 8 0 18-5 25-9 57-22 107-45 158-27 72-71 144-134 213-54 64-127 127-208 186-81 57-171 107-274 158-198 93-441 171-707 226-270 46-562 76-877 76s-608-30-878-76c-265-55-508-133-706-226-104-51-194-101-275-158-81-59-153-122-207-186-63-69-108-141-135-213-22-51-36-101-45-158-4-7-4-17-4-25z">
            <text:p/>
          </draw:path>
        </draw:g>
        <draw:g>
          <draw:custom-shape draw:style-name="gr3" draw:text-style-name="P1" draw:layer="layout" svg:width="2.961cm" svg:height="9.214cm" svg:x="26.519cm" svg:y="18.32cm">
            <text:p/>
            <draw:enhanced-geometry svg:viewBox="0 0 21600 21600" draw:mirror-horizontal="false" draw:mirror-vertical="false" draw:type="rectangle" draw:enhanced-path="M 0 0 L 21600 0 21600 21600 0 21600 0 0 Z N"/>
          </draw:custom-shape>
          <draw:line draw:style-name="gr4" draw:text-style-name="P1" draw:layer="layout" svg:x1="29.48cm" svg:y1="19.702cm" svg:x2="26.519cm" svg:y2="19.702cm">
            <text:p/>
          </draw:line>
          <draw:line draw:style-name="gr5" draw:text-style-name="P1" draw:layer="layout" svg:x1="29.48cm" svg:y1="26.152cm" svg:x2="26.519cm" svg:y2="26.152cm">
            <text:p/>
          </draw:line>
          <draw:ellipse draw:style-name="gr6" draw:text-style-name="P2" draw:layer="layout" svg:width="0.219cm" svg:height="0.461cm" svg:x="27.835cm" svg:y="19.931cm">
            <text:p/>
          </draw:ellipse>
          <draw:ellipse draw:style-name="gr7" draw:text-style-name="P2" draw:layer="layout" svg:width="0.22cm" svg:height="0.461cm" svg:x="28.712cm" svg:y="19.931cm">
            <text:p/>
          </draw:ellipse>
          <draw:ellipse draw:style-name="gr8" draw:text-style-name="P2" draw:layer="layout" svg:width="0.219cm" svg:height="0.461cm" svg:x="26.958cm" svg:y="19.931cm">
            <text:p/>
          </draw:ellipse>
          <draw:ellipse draw:style-name="gr9" draw:text-style-name="P2" draw:layer="layout" svg:width="0.22cm" svg:height="0.459cm" svg:x="27.396cm" svg:y="21.315cm">
            <text:p/>
          </draw:ellipse>
          <draw:ellipse draw:style-name="gr10" draw:text-style-name="P2" draw:layer="layout" svg:width="0.219cm" svg:height="0.459cm" svg:x="28.274cm" svg:y="21.315cm">
            <text:p/>
          </draw:ellipse>
          <draw:ellipse draw:style-name="gr11" draw:text-style-name="P2" draw:layer="layout" svg:width="0.219cm" svg:height="0.458cm" svg:x="27.835cm" svg:y="22.698cm">
            <text:p/>
          </draw:ellipse>
          <draw:ellipse draw:style-name="gr12" draw:text-style-name="P2" draw:layer="layout" svg:width="0.22cm" svg:height="0.458cm" svg:x="28.712cm" svg:y="22.698cm">
            <text:p/>
          </draw:ellipse>
          <draw:ellipse draw:style-name="gr13" draw:text-style-name="P2" draw:layer="layout" svg:width="0.219cm" svg:height="0.458cm" svg:x="26.958cm" svg:y="22.698cm">
            <text:p/>
          </draw:ellipse>
          <draw:ellipse draw:style-name="gr14" draw:text-style-name="P2" draw:layer="layout" svg:width="0.22cm" svg:height="0.459cm" svg:x="27.396cm" svg:y="24.08cm">
            <text:p/>
          </draw:ellipse>
          <draw:ellipse draw:style-name="gr15" draw:text-style-name="P2" draw:layer="layout" svg:width="0.219cm" svg:height="0.459cm" svg:x="28.274cm" svg:y="24.08cm">
            <text:p/>
          </draw:ellipse>
          <draw:ellipse draw:style-name="gr16" draw:text-style-name="P2" draw:layer="layout" svg:width="0.219cm" svg:height="0.461cm" svg:x="27.835cm" svg:y="25.462cm">
            <text:p/>
          </draw:ellipse>
          <draw:ellipse draw:style-name="gr17" draw:text-style-name="P2" draw:layer="layout" svg:width="0.22cm" svg:height="0.461cm" svg:x="28.712cm" svg:y="25.462cm">
            <text:p/>
          </draw:ellipse>
          <draw:ellipse draw:style-name="gr18" draw:text-style-name="P2" draw:layer="layout" svg:width="0.219cm" svg:height="0.461cm" svg:x="26.958cm" svg:y="25.462cm">
            <text:p/>
          </draw:ellipse>
        </draw:g>
        <draw:g>
          <draw:ellipse draw:style-name="gr19" draw:text-style-name="P1" draw:layer="layout" svg:width="2.3cm" svg:height="2.167cm" svg:x="21.7cm" svg:y="24.9cm">
            <text:p/>
          </draw:ellipse>
          <draw:line draw:style-name="gr20" draw:text-style-name="P1" draw:layer="layout" svg:x1="22.85cm" svg:y1="24.9cm" svg:x2="24cm" svg:y2="25.984cm">
            <text:p/>
          </draw:line>
          <draw:line draw:style-name="gr21" draw:text-style-name="P1" draw:layer="layout" svg:x1="22.85cm" svg:y1="27.068cm" svg:x2="24cm" svg:y2="25.984cm">
            <text:p/>
          </draw:line>
          <draw:ellipse draw:style-name="gr22" draw:text-style-name="P3" draw:layer="layout" svg:width="1.035cm" svg:height="2.167cm" draw:transform="rotate (-3.14159265358979) translate (23.365cm 27.067cm)" draw:kind="arc" draw:start-angle="270" draw:end-angle="90">
            <text:p/>
          </draw:ellipse>
        </draw:g>
        <draw:g>
          <draw:custom-shape draw:style-name="gr23" draw:text-style-name="P1" draw:layer="layout" svg:width="3.841cm" svg:height="4.802cm" draw:transform="rotate (1.5707963267949) translate (19.907cm 12.141cm)">
            <text:p/>
            <draw:enhanced-geometry svg:viewBox="0 0 21600 21600" draw:mirror-horizontal="false" draw:mirror-vertical="false" draw:type="rectangle" draw:enhanced-path="M 0 0 L 21600 0 21600 21600 0 21600 0 0 Z N"/>
          </draw:custom-shape>
          <draw:path draw:style-name="gr24" draw:text-style-name="P1" draw:layer="layout" svg:width="3.84cm" svg:height="5.899cm" draw:transform="rotate (1.5707963267949) translate (19.358cm 12.1415986272547cm)" svg:viewBox="0 0 3841 5900" svg:d="M3841 5351c-452 340-1135 549-1920 549s-1468-209-1921-549v-4802c453-340 1136-549 1921-549s1468 209 1920 549z">
            <text:p/>
          </draw:path>
        </draw:g>
        <draw:frame draw:style-name="gr25" draw:text-style-name="P4" draw:layer="layout" svg:width="3.216cm" svg:height="1.673cm" svg:x="20.758cm" svg:y="9.1cm">
          <draw:text-box>
            <text:p>Fischtank</text:p>
            <text:p/>
          </draw:text-box>
        </draw:frame>
        <draw:frame draw:style-name="gr26" draw:text-style-name="P4" draw:layer="layout" svg:width="2.509cm" svg:height="2.384cm" svg:x="20.9cm" svg:y="23.616cm">
          <draw:text-box>
            <text:p>Airlift</text:p>
            <text:p>Pumpe</text:p>
            <text:p/>
          </draw:text-box>
        </draw:frame>
        <draw:g>
          <draw:custom-shape draw:style-name="gr27" draw:text-style-name="P1" draw:layer="layout" svg:width="2.961cm" svg:height="9.214cm" svg:x="7.658cm" svg:y="18.1cm">
            <text:p/>
            <draw:enhanced-geometry svg:viewBox="0 0 21600 21600" draw:mirror-horizontal="false" draw:mirror-vertical="false" draw:type="rectangle" draw:enhanced-path="M 0 0 L 21600 0 21600 21600 0 21600 0 0 Z N"/>
          </draw:custom-shape>
          <draw:line draw:style-name="gr28" draw:text-style-name="P1" draw:layer="layout" svg:x1="10.619cm" svg:y1="19.482cm" svg:x2="7.658cm" svg:y2="19.482cm">
            <text:p/>
          </draw:line>
          <draw:line draw:style-name="gr29" draw:text-style-name="P1" draw:layer="layout" svg:x1="10.619cm" svg:y1="25.932cm" svg:x2="7.658cm" svg:y2="25.932cm">
            <text:p/>
          </draw:line>
          <draw:ellipse draw:style-name="gr30" draw:text-style-name="P2" draw:layer="layout" svg:width="0.219cm" svg:height="0.461cm" svg:x="8.974cm" svg:y="19.711cm">
            <text:p/>
          </draw:ellipse>
          <draw:ellipse draw:style-name="gr31" draw:text-style-name="P2" draw:layer="layout" svg:width="0.22cm" svg:height="0.461cm" svg:x="9.851cm" svg:y="19.711cm">
            <text:p/>
          </draw:ellipse>
          <draw:ellipse draw:style-name="gr32" draw:text-style-name="P2" draw:layer="layout" svg:width="0.219cm" svg:height="0.461cm" svg:x="8.097cm" svg:y="19.711cm">
            <text:p/>
          </draw:ellipse>
          <draw:ellipse draw:style-name="gr33" draw:text-style-name="P2" draw:layer="layout" svg:width="0.22cm" svg:height="0.459cm" svg:x="8.535cm" svg:y="21.095cm">
            <text:p/>
          </draw:ellipse>
          <draw:ellipse draw:style-name="gr34" draw:text-style-name="P2" draw:layer="layout" svg:width="0.219cm" svg:height="0.459cm" svg:x="9.413cm" svg:y="21.095cm">
            <text:p/>
          </draw:ellipse>
          <draw:ellipse draw:style-name="gr35" draw:text-style-name="P2" draw:layer="layout" svg:width="0.219cm" svg:height="0.458cm" svg:x="8.974cm" svg:y="22.478cm">
            <text:p/>
          </draw:ellipse>
          <draw:ellipse draw:style-name="gr36" draw:text-style-name="P2" draw:layer="layout" svg:width="0.22cm" svg:height="0.458cm" svg:x="9.851cm" svg:y="22.478cm">
            <text:p/>
          </draw:ellipse>
          <draw:ellipse draw:style-name="gr37" draw:text-style-name="P2" draw:layer="layout" svg:width="0.219cm" svg:height="0.458cm" svg:x="8.097cm" svg:y="22.478cm">
            <text:p/>
          </draw:ellipse>
          <draw:ellipse draw:style-name="gr38" draw:text-style-name="P2" draw:layer="layout" svg:width="0.22cm" svg:height="0.459cm" svg:x="8.535cm" svg:y="23.86cm">
            <text:p/>
          </draw:ellipse>
          <draw:ellipse draw:style-name="gr39" draw:text-style-name="P2" draw:layer="layout" svg:width="0.219cm" svg:height="0.459cm" svg:x="9.413cm" svg:y="23.86cm">
            <text:p/>
          </draw:ellipse>
          <draw:ellipse draw:style-name="gr40" draw:text-style-name="P2" draw:layer="layout" svg:width="0.219cm" svg:height="0.461cm" svg:x="8.974cm" svg:y="25.242cm">
            <text:p/>
          </draw:ellipse>
          <draw:ellipse draw:style-name="gr41" draw:text-style-name="P2" draw:layer="layout" svg:width="0.22cm" svg:height="0.461cm" svg:x="9.851cm" svg:y="25.242cm">
            <text:p/>
          </draw:ellipse>
          <draw:ellipse draw:style-name="gr42" draw:text-style-name="P2" draw:layer="layout" svg:width="0.219cm" svg:height="0.461cm" svg:x="8.097cm" svg:y="25.242cm">
            <text:p/>
          </draw:ellipse>
        </draw:g>
        <draw:frame draw:style-name="gr43" draw:text-style-name="P4" draw:layer="layout" svg:width="1.84cm" svg:height="1.462cm" svg:x="8.319cm" svg:y="26.1cm">
          <draw:text-box>
            <text:p>Erde</text:p>
          </draw:text-box>
        </draw:frame>
        <draw:frame draw:style-name="gr44" draw:text-style-name="P4" draw:layer="layout" svg:width="2.157cm" svg:height="0.962cm" svg:x="20.3cm" svg:y="26.3cm">
          <draw:text-box>
            <text:p>Sump</text:p>
          </draw:text-box>
        </draw:frame>
        <draw:frame draw:style-name="gr45" draw:text-style-name="P4" draw:layer="layout" svg:width="3.072cm" svg:height="0.962cm" svg:x="26.547cm" svg:y="26.472cm">
          <draw:text-box>
            <text:p>Growbed</text:p>
          </draw:text-box>
        </draw:frame>
        <draw:line draw:style-name="gr46" draw:text-style-name="P5" draw:layer="layout" svg:x1="29.7cm" svg:y1="16.3cm" svg:x2="29.633cm" svg:y2="7.9cm">
          <text:p/>
        </draw:line>
        <draw:frame draw:style-name="gr47" draw:text-style-name="P6" draw:layer="layout" svg:width="2.974cm" svg:height="1.673cm" svg:x="29.004cm" svg:y="16.547cm">
          <draw:text-box>
            <text:p><text:span text:style-name="T1">Wasser</text:span></text:p>
            <text:p><text:span text:style-name="T1">Zufuhr</text:span></text:p>
          </draw:text-box>
        </draw:frame>
        <draw:line draw:style-name="gr48" draw:text-style-name="P5" draw:layer="layout" svg:x1="24.185cm" svg:y1="8cm" svg:x2="24.158cm" svg:y2="10.2cm">
          <text:p/>
        </draw:line>
        <draw:line draw:style-name="gr49" draw:text-style-name="P5" draw:layer="layout" svg:x1="29.658cm" svg:y1="8cm" svg:x2="24.158cm" svg:y2="8cm">
          <text:p/>
        </draw:line>
        <draw:line draw:style-name="gr50" draw:text-style-name="P5" draw:layer="layout" svg:x1="9.119cm" svg:y1="15.9cm" svg:x2="9.119cm" svg:y2="20.9cm">
          <text:p/>
        </draw:line>
        <draw:line draw:style-name="gr51" draw:text-style-name="P5" draw:layer="layout" svg:x1="22.719cm" svg:y1="23.534cm" svg:x2="22.719cm" svg:y2="18.534cm">
          <text:p/>
        </draw:line>
        <draw:line draw:style-name="gr52" draw:text-style-name="P5" draw:layer="layout" svg:x1="22.719cm" svg:y1="18.534cm" svg:x2="25.819cm" svg:y2="18.534cm">
          <text:p/>
        </draw:line>
        <draw:line draw:style-name="gr53" draw:text-style-name="P5" draw:layer="layout" svg:x1="25.8cm" svg:y1="18.5cm" svg:x2="25.8cm" svg:y2="9.8cm">
          <text:p/>
        </draw:line>
        <draw:line draw:style-name="gr54" draw:text-style-name="P5" draw:layer="layout" svg:x1="28.419cm" svg:y1="22.134cm" svg:x2="23.419cm" svg:y2="22.134cm">
          <text:p/>
        </draw:line>
        <draw:line draw:style-name="gr55" draw:text-style-name="P5" draw:layer="layout" svg:x1="20.7cm" svg:y1="8.7cm" svg:x2="17.042cm" svg:y2="8.7cm">
          <text:p/>
        </draw:line>
        <draw:line draw:style-name="gr56" draw:text-style-name="P5" draw:layer="layout" svg:x1="17.458cm" svg:y1="4.5cm" svg:x2="17.458cm" svg:y2="15.9cm">
          <text:p/>
        </draw:line>
        <draw:line draw:style-name="gr57" draw:text-style-name="P5" draw:layer="layout" svg:x1="17.519cm" svg:y1="16.834cm" svg:x2="27.861cm" svg:y2="16.834cm">
          <text:p/>
        </draw:line>
        <draw:frame draw:style-name="gr58" draw:text-style-name="P7" draw:layer="layout" svg:width="2.542cm" svg:height="1.916cm" svg:x="26.1cm" svg:y="12.527cm">
          <draw:text-box>
            <text:p><text:span text:style-name="T2">Normaler</text:span></text:p>
            <text:p><text:span text:style-name="T2">CHOP</text:span></text:p>
            <text:p><text:span text:style-name="T2">Circle</text:span></text:p>
          </draw:text-box>
        </draw:frame>
        <draw:g>
          <draw:custom-shape draw:style-name="gr59" draw:text-style-name="P1" draw:layer="layout" svg:width="3.841cm" svg:height="4.802cm" draw:transform="rotate (1.5707963267949) translate (19.749cm 7.699cm)">
            <text:p/>
            <draw:enhanced-geometry svg:viewBox="0 0 21600 21600" draw:mirror-horizontal="false" draw:mirror-vertical="false" draw:type="rectangle" draw:enhanced-path="M 0 0 L 21600 0 21600 21600 0 21600 0 0 Z N"/>
          </draw:custom-shape>
          <draw:path draw:style-name="gr60" draw:text-style-name="P1" draw:layer="layout" svg:width="3.84cm" svg:height="5.899cm" draw:transform="rotate (1.5707963267949) translate (19.2cm 7.69959862725468cm)" svg:viewBox="0 0 3841 5900" svg:d="M3841 5351c-452 340-1135 549-1920 549s-1468-209-1921-549v-4802c453-340 1136-549 1921-549s1468 209 1920 549z">
            <text:p/>
          </draw:path>
        </draw:g>
        <draw:frame draw:style-name="gr25" draw:text-style-name="P4" draw:layer="layout" svg:width="3.216cm" svg:height="1.673cm" svg:x="20.6cm" svg:y="4.658cm">
          <draw:text-box>
            <text:p>Fischtank</text:p>
            <text:p/>
          </draw:text-box>
        </draw:frame>
        <draw:line draw:style-name="gr61" draw:text-style-name="P5" draw:layer="layout" svg:x1="24.027cm" svg:y1="3.558cm" svg:x2="24cm" svg:y2="5.758cm">
          <text:p/>
        </draw:line>
        <draw:g>
          <draw:custom-shape draw:style-name="gr62" draw:text-style-name="P1" draw:layer="layout" svg:width="2.961cm" svg:height="9.214cm" svg:x="2.6cm" svg:y="18.038cm">
            <text:p/>
            <draw:enhanced-geometry svg:viewBox="0 0 21600 21600" draw:mirror-horizontal="false" draw:mirror-vertical="false" draw:type="rectangle" draw:enhanced-path="M 0 0 L 21600 0 21600 21600 0 21600 0 0 Z N"/>
          </draw:custom-shape>
          <draw:line draw:style-name="gr63" draw:text-style-name="P1" draw:layer="layout" svg:x1="5.561cm" svg:y1="19.42cm" svg:x2="2.6cm" svg:y2="19.42cm">
            <text:p/>
          </draw:line>
          <draw:line draw:style-name="gr64" draw:text-style-name="P1" draw:layer="layout" svg:x1="5.561cm" svg:y1="25.87cm" svg:x2="2.6cm" svg:y2="25.87cm">
            <text:p/>
          </draw:line>
          <draw:ellipse draw:style-name="gr65" draw:text-style-name="P2" draw:layer="layout" svg:width="0.219cm" svg:height="0.461cm" svg:x="3.916cm" svg:y="19.649cm">
            <text:p/>
          </draw:ellipse>
          <draw:ellipse draw:style-name="gr66" draw:text-style-name="P2" draw:layer="layout" svg:width="0.22cm" svg:height="0.461cm" svg:x="4.793cm" svg:y="19.649cm">
            <text:p/>
          </draw:ellipse>
          <draw:ellipse draw:style-name="gr67" draw:text-style-name="P2" draw:layer="layout" svg:width="0.219cm" svg:height="0.461cm" svg:x="3.039cm" svg:y="19.649cm">
            <text:p/>
          </draw:ellipse>
          <draw:ellipse draw:style-name="gr68" draw:text-style-name="P2" draw:layer="layout" svg:width="0.22cm" svg:height="0.459cm" svg:x="3.477cm" svg:y="21.033cm">
            <text:p/>
          </draw:ellipse>
          <draw:ellipse draw:style-name="gr69" draw:text-style-name="P2" draw:layer="layout" svg:width="0.219cm" svg:height="0.459cm" svg:x="4.355cm" svg:y="21.033cm">
            <text:p/>
          </draw:ellipse>
          <draw:ellipse draw:style-name="gr70" draw:text-style-name="P2" draw:layer="layout" svg:width="0.219cm" svg:height="0.458cm" svg:x="3.916cm" svg:y="22.416cm">
            <text:p/>
          </draw:ellipse>
          <draw:ellipse draw:style-name="gr71" draw:text-style-name="P2" draw:layer="layout" svg:width="0.22cm" svg:height="0.458cm" svg:x="4.793cm" svg:y="22.416cm">
            <text:p/>
          </draw:ellipse>
          <draw:ellipse draw:style-name="gr72" draw:text-style-name="P2" draw:layer="layout" svg:width="0.219cm" svg:height="0.458cm" svg:x="3.039cm" svg:y="22.416cm">
            <text:p/>
          </draw:ellipse>
          <draw:ellipse draw:style-name="gr73" draw:text-style-name="P2" draw:layer="layout" svg:width="0.22cm" svg:height="0.459cm" svg:x="3.477cm" svg:y="23.798cm">
            <text:p/>
          </draw:ellipse>
          <draw:ellipse draw:style-name="gr74" draw:text-style-name="P2" draw:layer="layout" svg:width="0.219cm" svg:height="0.459cm" svg:x="4.355cm" svg:y="23.798cm">
            <text:p/>
          </draw:ellipse>
          <draw:ellipse draw:style-name="gr75" draw:text-style-name="P2" draw:layer="layout" svg:width="0.219cm" svg:height="0.461cm" svg:x="3.916cm" svg:y="25.18cm">
            <text:p/>
          </draw:ellipse>
          <draw:ellipse draw:style-name="gr76" draw:text-style-name="P2" draw:layer="layout" svg:width="0.22cm" svg:height="0.461cm" svg:x="4.793cm" svg:y="25.18cm">
            <text:p/>
          </draw:ellipse>
          <draw:ellipse draw:style-name="gr77" draw:text-style-name="P2" draw:layer="layout" svg:width="0.219cm" svg:height="0.461cm" svg:x="3.039cm" svg:y="25.18cm">
            <text:p/>
          </draw:ellipse>
        </draw:g>
        <draw:frame draw:style-name="gr43" draw:text-style-name="P4" draw:layer="layout" svg:width="1.84cm" svg:height="1.462cm" svg:x="3.261cm" svg:y="26.038cm">
          <draw:text-box>
            <text:p>Erde</text:p>
          </draw:text-box>
        </draw:frame>
        <draw:line draw:style-name="gr78" draw:text-style-name="P5" draw:layer="layout" svg:x1="27.861cm" svg:y1="16.834cm" svg:x2="27.861cm" svg:y2="19.184cm">
          <text:p/>
        </draw:line>
        <draw:g>
          <draw:custom-shape draw:style-name="gr79" draw:text-style-name="P1" draw:layer="layout" svg:width="2.961cm" svg:height="9.214cm" svg:x="16.161cm" svg:y="18.22cm">
            <text:p/>
            <draw:enhanced-geometry svg:viewBox="0 0 21600 21600" draw:mirror-horizontal="false" draw:mirror-vertical="false" draw:type="rectangle" draw:enhanced-path="M 0 0 L 21600 0 21600 21600 0 21600 0 0 Z N"/>
          </draw:custom-shape>
          <draw:line draw:style-name="gr80" draw:text-style-name="P1" draw:layer="layout" svg:x1="19.122cm" svg:y1="19.602cm" svg:x2="16.161cm" svg:y2="19.602cm">
            <text:p/>
          </draw:line>
          <draw:line draw:style-name="gr81" draw:text-style-name="P1" draw:layer="layout" svg:x1="19.122cm" svg:y1="26.052cm" svg:x2="16.161cm" svg:y2="26.052cm">
            <text:p/>
          </draw:line>
          <draw:ellipse draw:style-name="gr82" draw:text-style-name="P2" draw:layer="layout" svg:width="0.219cm" svg:height="0.461cm" svg:x="17.477cm" svg:y="19.831cm">
            <text:p/>
          </draw:ellipse>
          <draw:ellipse draw:style-name="gr83" draw:text-style-name="P2" draw:layer="layout" svg:width="0.22cm" svg:height="0.461cm" svg:x="18.354cm" svg:y="19.831cm">
            <text:p/>
          </draw:ellipse>
          <draw:ellipse draw:style-name="gr84" draw:text-style-name="P2" draw:layer="layout" svg:width="0.219cm" svg:height="0.461cm" svg:x="16.6cm" svg:y="19.831cm">
            <text:p/>
          </draw:ellipse>
          <draw:ellipse draw:style-name="gr85" draw:text-style-name="P2" draw:layer="layout" svg:width="0.22cm" svg:height="0.459cm" svg:x="17.038cm" svg:y="21.215cm">
            <text:p/>
          </draw:ellipse>
          <draw:ellipse draw:style-name="gr86" draw:text-style-name="P2" draw:layer="layout" svg:width="0.219cm" svg:height="0.459cm" svg:x="17.916cm" svg:y="21.215cm">
            <text:p/>
          </draw:ellipse>
          <draw:ellipse draw:style-name="gr87" draw:text-style-name="P2" draw:layer="layout" svg:width="0.219cm" svg:height="0.458cm" svg:x="17.477cm" svg:y="22.598cm">
            <text:p/>
          </draw:ellipse>
          <draw:ellipse draw:style-name="gr88" draw:text-style-name="P2" draw:layer="layout" svg:width="0.22cm" svg:height="0.458cm" svg:x="18.354cm" svg:y="22.598cm">
            <text:p/>
          </draw:ellipse>
          <draw:ellipse draw:style-name="gr89" draw:text-style-name="P2" draw:layer="layout" svg:width="0.219cm" svg:height="0.458cm" svg:x="16.6cm" svg:y="22.598cm">
            <text:p/>
          </draw:ellipse>
          <draw:ellipse draw:style-name="gr90" draw:text-style-name="P2" draw:layer="layout" svg:width="0.22cm" svg:height="0.459cm" svg:x="17.038cm" svg:y="23.98cm">
            <text:p/>
          </draw:ellipse>
          <draw:ellipse draw:style-name="gr91" draw:text-style-name="P2" draw:layer="layout" svg:width="0.219cm" svg:height="0.459cm" svg:x="17.916cm" svg:y="23.98cm">
            <text:p/>
          </draw:ellipse>
          <draw:ellipse draw:style-name="gr92" draw:text-style-name="P2" draw:layer="layout" svg:width="0.219cm" svg:height="0.461cm" svg:x="17.477cm" svg:y="25.362cm">
            <text:p/>
          </draw:ellipse>
          <draw:ellipse draw:style-name="gr93" draw:text-style-name="P2" draw:layer="layout" svg:width="0.22cm" svg:height="0.461cm" svg:x="18.354cm" svg:y="25.362cm">
            <text:p/>
          </draw:ellipse>
          <draw:ellipse draw:style-name="gr94" draw:text-style-name="P2" draw:layer="layout" svg:width="0.219cm" svg:height="0.461cm" svg:x="16.6cm" svg:y="25.362cm">
            <text:p/>
          </draw:ellipse>
        </draw:g>
        <draw:frame draw:style-name="gr45" draw:text-style-name="P4" draw:layer="layout" svg:width="3.072cm" svg:height="0.962cm" svg:x="16.189cm" svg:y="26.372cm">
          <draw:text-box>
            <text:p>Growbed</text:p>
          </draw:text-box>
        </draw:frame>
        <draw:line draw:style-name="gr95" draw:text-style-name="P5" draw:layer="layout" svg:x1="17.503cm" svg:y1="16.734cm" svg:x2="17.503cm" svg:y2="19.084cm">
          <text:p/>
        </draw:line>
        <draw:line draw:style-name="gr96" draw:text-style-name="P5" draw:layer="layout" svg:x1="17.161cm" svg:y1="21.934cm" svg:x2="22.161cm" svg:y2="21.934cm">
          <text:p/>
        </draw:line>
        <draw:line draw:style-name="gr97" draw:text-style-name="P5" draw:layer="layout" svg:x1="25.7cm" svg:y1="9.8cm" svg:x2="29.8cm" svg:y2="9.8cm">
          <text:p/>
        </draw:line>
        <draw:line draw:style-name="gr98" draw:text-style-name="P5" draw:layer="layout" svg:x1="29.6cm" svg:y1="8.2cm" svg:x2="29.6cm" svg:y2="3.4cm">
          <text:p/>
        </draw:line>
        <draw:line draw:style-name="gr99" draw:text-style-name="P5" draw:layer="layout" svg:x1="29.7cm" svg:y1="3.5cm" svg:x2="24cm" svg:y2="3.5cm">
          <text:p/>
        </draw:line>
        <draw:line draw:style-name="gr100" draw:text-style-name="P5" draw:layer="layout" svg:x1="19.8cm" svg:y1="4.5cm" svg:x2="17.5cm" svg:y2="4.5cm">
          <text:p/>
        </draw:line>
        <draw:line draw:style-name="gr101" draw:text-style-name="P5" draw:layer="layout" svg:x1="19.9cm" svg:y1="7.2cm" svg:x2="19.883cm" svg:y2="3.924cm">
          <text:p/>
        </draw:line>
        <draw:line draw:style-name="gr102" draw:text-style-name="P5" draw:layer="layout" svg:x1="20.417cm" svg:y1="11.776cm" svg:x2="20.4cm" svg:y2="8.5cm">
          <text:p/>
        </draw:line>
        <draw:custom-shape draw:style-name="gr103" draw:text-style-name="P8" draw:layer="layout" svg:width="1.5cm" svg:height="1.1cm" draw:transform="rotate (-3.11890337331387) translate (30.5cm 10.1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3" draw:text-style-name="P8" draw:layer="layout" svg:width="1.5cm" svg:height="1.1cm" draw:transform="rotate (-3.11890337331387) translate (20.625cm 5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3" draw:text-style-name="P8" draw:layer="layout" svg:width="1.5cm" svg:height="1.1cm" draw:transform="rotate (-3.11890337331387) translate (21.2cm 9.3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4" draw:text-style-name="P8" draw:layer="layout" svg:width="1.4cm" svg:height="1.6cm" draw:transform="rotate (-3.14159265358979) translate (18.161cm 17.434cm)">
          <text:p/>
          <draw:enhanced-geometry svg:viewBox="0 0 787 799" draw:type="non-primitive" draw:enhanced-path="M 439 12 L 535 102 391 246 252 108 349 12 0 0 12 348 108 258 282 433 282 799 511 799 511 427 685 252 781 348 787 0 439 12 Z N"/>
        </draw:custom-shape>
        <draw:custom-shape draw:style-name="gr104" draw:text-style-name="P8" draw:layer="layout" svg:width="1.4cm" svg:height="1.6cm" svg:x="28.9cm" svg:y="7.2cm">
          <text:p/>
          <draw:enhanced-geometry svg:viewBox="0 0 787 799" draw:type="non-primitive" draw:enhanced-path="M 439 12 L 535 102 391 246 252 108 349 12 0 0 12 348 108 258 282 433 282 799 511 799 511 427 685 252 781 348 787 0 439 12 Z N"/>
        </draw:custom-shape>
        <draw:custom-shape draw:style-name="gr105" draw:text-style-name="P8" draw:layer="layout" svg:width="1cm" svg:height="1.1cm" draw:transform="rotate (-3.14159265358979) translate (9.661cm 17.8cm)">
          <text:p/>
          <draw:enhanced-geometry svg:viewBox="0 0 787 799" draw:type="non-primitive" draw:enhanced-path="M 439 12 L 535 102 391 246 252 108 349 12 0 0 12 348 108 258 282 433 282 799 511 799 511 427 685 252 781 348 787 0 439 12 Z N"/>
        </draw:custom-shape>
        <draw:line draw:style-name="gr106" draw:text-style-name="P5" draw:layer="layout" svg:x1="8.661cm" svg:y1="17.6cm" svg:x2="3.661cm" svg:y2="17.6cm">
          <text:p/>
        </draw:line>
        <draw:line draw:style-name="gr107" draw:text-style-name="P5" draw:layer="layout" svg:x1="3.861cm" svg:y1="17.6cm" svg:x2="3.861cm" svg:y2="22.6cm">
          <text:p/>
        </draw:line>
        <draw:custom-shape draw:style-name="gr108" draw:text-style-name="P8" draw:layer="layout" svg:width="0.9cm" svg:height="0.9cm" svg:x="28.161cm" svg:y="21.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8" draw:layer="layout" svg:width="0.9cm" svg:height="0.9cm" svg:x="16.861cm" svg:y="2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8" draw:layer="layout" svg:width="1.2cm" svg:height="1.1cm" svg:x="34.4cm" svg:y="5.9cm">
          <text:p/>
          <draw:enhanced-geometry svg:viewBox="0 0 787 799" draw:type="non-primitive" draw:enhanced-path="M 439 12 L 535 102 391 246 252 108 349 12 0 0 12 348 108 258 282 433 282 799 511 799 511 427 685 252 781 348 787 0 439 12 Z N"/>
        </draw:custom-shape>
        <draw:frame draw:style-name="gr110" draw:text-style-name="P4" draw:layer="layout" svg:width="4.701cm" svg:height="0.962cm" svg:x="36.5cm" svg:y="6.2cm">
          <draw:text-box>
            <text:p>Y-Verzweigung</text:p>
          </draw:text-box>
        </draw:frame>
        <draw:frame draw:style-name="gr111" draw:text-style-name="P4" draw:layer="layout" svg:width="0.853cm" svg:height="1.362cm" svg:x="33.035cm" svg:y="6.1cm">
          <draw:text-box>
            <text:p>3</text:p>
          </draw:text-box>
        </draw:frame>
        <draw:custom-shape draw:style-name="gr103" draw:text-style-name="P8" draw:layer="layout" svg:width="1.5cm" svg:height="1.1cm" draw:transform="rotate (-3.11890337331387) translate (35.825cm 9.2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12" draw:text-style-name="P4" draw:layer="layout" svg:width="2.653cm" svg:height="0.962cm" svg:x="36.747cm" svg:y="8.238cm">
          <draw:text-box>
            <text:p>T-Stück</text:p>
          </draw:text-box>
        </draw:frame>
        <draw:frame draw:style-name="gr113" draw:text-style-name="P4" draw:layer="layout" svg:width="0.853cm" svg:height="0.962cm" svg:x="33.1cm" svg:y="8.5cm">
          <draw:text-box>
            <text:p>4</text:p>
          </draw:text-box>
        </draw:frame>
        <draw:custom-shape draw:style-name="gr114" draw:text-style-name="P8" draw:layer="layout" svg:width="1.4cm" svg:height="1.3cm" svg:x="21.2cm" svg:y="1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5" draw:text-style-name="P4" draw:layer="layout" svg:width="4.185cm" svg:height="0.962cm" svg:x="36.7cm" svg:y="15.038cm">
          <draw:text-box>
            <text:p>2-Wegeventil</text:p>
          </draw:text-box>
        </draw:frame>
        <draw:custom-shape draw:style-name="gr103" draw:text-style-name="P8" draw:layer="layout" svg:width="1.5cm" svg:height="1.1cm" draw:transform="rotate (-3.11890337331387) translate (18.177cm 9.266cm)">
          <text:p/>
          <draw:enhanced-geometry draw:mirror-horizontal="tru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6" draw:text-style-name="P8" draw:layer="layout" svg:width="1.3cm" svg:height="1.4cm" draw:transform="rotate (0.785398163397448) translate (24cm 23.1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16" draw:text-style-name="P8" draw:layer="layout" svg:width="1.3cm" svg:height="1.4cm" draw:transform="rotate (0.785398163397448) translate (34.6cm 17.2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17" draw:text-style-name="P4" draw:layer="layout" svg:width="0.3cm" svg:height="1.162cm" svg:x="33.6cm" svg:y="17.2cm">
          <draw:text-box>
            <text:p>1</text:p>
          </draw:text-box>
        </draw:frame>
        <draw:frame draw:style-name="gr118" draw:text-style-name="P4" draw:layer="layout" svg:width="4.706cm" svg:height="1.673cm" svg:x="36.9cm" svg:y="17.027cm">
          <draw:text-box>
            <text:p>Wasserstands-</text:p>
            <text:p>messer</text:p>
          </draw:text-box>
        </draw:frame>
        <draw:custom-shape draw:style-name="gr114" draw:text-style-name="P8" draw:layer="layout" svg:width="1.4cm" svg:height="1.3cm" svg:x="25.1cm" svg:y="1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8" draw:layer="layout" svg:width="1.5cm" svg:height="1.1cm" draw:transform="rotate (-3.11890337331387) translate (26.7cm 13.3cm)">
          <text:p/>
          <draw:enhanced-geometry draw:mirror-horizontal="false" draw:mirror-vertical="tru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line draw:style-name="gr120" draw:text-style-name="P9" draw:layer="layout" svg:x1="25.7cm" svg:y1="12.7cm" svg:x2="9.1cm" svg:y2="12.7cm">
          <text:p/>
        </draw:line>
        <draw:custom-shape draw:style-name="gr119" draw:text-style-name="P8" draw:layer="layout" svg:width="1.5cm" svg:height="1.1cm" draw:transform="rotate (-1.54810704651897) translate (13.9cm 12.074cm)">
          <text:p/>
          <draw:enhanced-geometry draw:mirror-horizontal="false" draw:mirror-vertical="tru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line draw:style-name="gr120" draw:text-style-name="P9" draw:layer="layout" svg:x1="9.1cm" svg:y1="12.6cm" svg:x2="9.1cm" svg:y2="17.5cm">
          <text:p/>
        </draw:line>
        <draw:line draw:style-name="gr120" draw:text-style-name="P9" draw:layer="layout" svg:x1="13.5cm" svg:y1="12.2cm" svg:x2="13.5cm" svg:y2="1cm">
          <text:p/>
        </draw:line>
        <draw:custom-shape draw:style-name="gr114" draw:text-style-name="P8" draw:layer="layout" svg:width="1.4cm" svg:height="1.3cm" svg:x="12.8cm" svg:y="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8" draw:layer="layout" svg:width="1.4cm" svg:height="1.2cm" svg:x="10cm" svg:y="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2" draw:text-style-name="P4" draw:layer="layout" svg:width="3.808cm" svg:height="0.962cm" svg:x="9.3cm" svg:y="3.3cm">
          <draw:text-box>
            <text:p>Verieselung</text:p>
          </draw:text-box>
        </draw:frame>
        <draw:frame draw:style-name="gr123" draw:text-style-name="P4" draw:layer="layout" svg:width="4.337cm" svg:height="0.962cm" svg:x="4.9cm" svg:y="13.9cm">
          <draw:text-box>
            <text:p>Bewässerung</text:p>
          </draw:text-box>
        </draw:frame>
        <draw:custom-shape draw:style-name="gr124" draw:text-style-name="P8" draw:layer="layout" svg:width="1.7cm" svg:height="1.7cm" svg:x="34.7cm" svg:y="12.1cm">
          <text:p/>
          <draw:enhanced-geometry svg:viewBox="0 0 21600 21600" draw:glue-points="10800 0 0 10800 10800 21600 21600 10800" draw:text-areas="5400 5400 16200 16200" draw:type="diamond" draw:enhanced-path="M 10800 0 L 21600 10800 10800 21600 0 10800 10800 0 Z N"/>
        </draw:custom-shape>
        <draw:frame draw:style-name="gr125" draw:text-style-name="P4" draw:layer="layout" svg:width="3.774cm" svg:height="2.273cm" svg:x="37.3cm" svg:y="12.3cm">
          <draw:text-box>
            <text:p>Rückschlag</text:p>
            <text:p>ventil</text:p>
          </draw:text-box>
        </draw:frame>
        <draw:custom-shape draw:style-name="gr124" draw:text-style-name="P8" draw:layer="layout" svg:width="1.7cm" svg:height="1.7cm" svg:x="26.9cm" svg:y="8.8cm">
          <text:p/>
          <draw:enhanced-geometry svg:viewBox="0 0 21600 21600" draw:glue-points="10800 0 0 10800 10800 21600 21600 10800" draw:text-areas="5400 5400 16200 16200" draw:type="diamond" draw:enhanced-path="M 10800 0 L 21600 10800 10800 21600 0 10800 10800 0 Z N"/>
        </draw:custom-shape>
        <draw:frame draw:style-name="gr126" draw:text-style-name="P4" draw:layer="layout" svg:width="1.553cm" svg:height="1.262cm" svg:x="32.947cm" svg:y="14.838cm">
          <draw:text-box>
            <text:p>6</text:p>
          </draw:text-box>
        </draw:frame>
        <draw:frame draw:style-name="gr127" draw:text-style-name="P4" draw:layer="layout" svg:width="2.483cm" svg:height="1.673cm" svg:x="27cm" svg:y="10.427cm">
          <draw:text-box>
            <text:p>WQ to </text:p>
            <text:p>FT nc</text:p>
          </draw:text-box>
        </draw:frame>
        <draw:frame draw:style-name="gr128" draw:text-style-name="P4" draw:layer="layout" svg:width="2.229cm" svg:height="1.673cm" svg:x="14.171cm" svg:y="8.627cm">
          <draw:text-box>
            <text:p>ST to </text:p>
            <text:p>VR nc</text:p>
          </draw:text-box>
        </draw:frame>
        <draw:frame draw:style-name="gr129" draw:text-style-name="P4" draw:layer="layout" svg:width="3.914cm" svg:height="0.962cm" svg:x="6.5cm" svg:y="10.638cm">
          <draw:text-box>
            <text:p>ST to HB nc</text:p>
          </draw:text-box>
        </draw:frame>
        <draw:frame draw:style-name="gr130" draw:text-style-name="P4" draw:layer="layout" svg:width="2.301cm" svg:height="1.673cm" svg:x="22.899cm" svg:y="10.527cm">
          <draw:text-box>
            <text:p>ST to </text:p>
            <text:p>FT no</text:p>
          </draw:text-box>
        </draw:frame>
        <draw:line draw:style-name="gr131" draw:text-style-name="P9" draw:layer="layout" svg:x1="21.9cm" svg:y1="14.3cm" svg:x2="21.9cm" svg:y2="25.8cm">
          <text:p/>
        </draw:line>
        <draw:line draw:style-name="gr132" draw:text-style-name="P9" draw:layer="layout" svg:x1="23.8cm" svg:y1="14.3cm" svg:x2="23.8cm" svg:y2="25.8cm">
          <text:p/>
        </draw:line>
        <draw:custom-shape draw:style-name="gr114" draw:text-style-name="P8" draw:layer="layout" svg:width="1.4cm" svg:height="1.3cm" svg:x="23.1cm" svg:y="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4" draw:text-style-name="P8" draw:layer="layout" svg:width="1.4cm" svg:height="1.3cm" svg:x="34.7cm" svg:y="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3" draw:text-style-name="P4" draw:layer="layout" svg:width="2.195cm" svg:height="1.673cm" svg:x="19.6cm" svg:y="13.238cm">
          <draw:text-box>
            <text:p>LU to </text:p>
            <text:p>HPno</text:p>
          </draw:text-box>
        </draw:frame>
        <draw:frame draw:style-name="gr134" draw:text-style-name="P4" draw:layer="layout" svg:width="2.233cm" svg:height="2.2cm" svg:x="23.767cm" svg:y="13.2cm">
          <draw:text-box>
            <text:p>LO to </text:p>
            <text:p>HP nc</text:p>
          </draw:text-box>
        </draw:frame>
        <draw:custom-shape draw:style-name="gr119" draw:text-style-name="P8" draw:layer="layout" svg:width="1.5cm" svg:height="1.1cm" draw:transform="rotate (-3.11890337331387) translate (30.522cm 13.5cm)">
          <text:p/>
          <draw:enhanced-geometry draw:mirror-horizontal="tru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line draw:style-name="gr120" draw:text-style-name="P9" draw:layer="layout" svg:x1="30.3cm" svg:y1="13cm" svg:x2="31.6cm" svg:y2="13cm">
          <text:p/>
        </draw:line>
        <draw:line draw:style-name="gr120" draw:text-style-name="P9" draw:layer="layout" svg:x1="31.5cm" svg:y1="13.1cm" svg:x2="31.3cm" svg:y2="1.9cm">
          <text:p/>
        </draw:line>
        <draw:line draw:style-name="gr120" draw:text-style-name="P9" draw:layer="layout" svg:x1="31.2cm" svg:y1="2.2cm" svg:x2="13.5cm" svg:y2="2.2cm">
          <text:p/>
        </draw:line>
        <draw:custom-shape draw:style-name="gr114" draw:text-style-name="P8" draw:layer="layout" svg:width="1.4cm" svg:height="1.3cm" svg:x="30.8cm" svg:y="1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4" draw:text-style-name="P8" draw:layer="layout" svg:width="1.4cm" svg:height="1.3cm" svg:x="29cm" svg:y="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5" draw:text-style-name="P4" draw:layer="layout" svg:width="2.936cm" svg:height="1.673cm" svg:x="31.764cm" svg:y="10.3cm">
          <draw:text-box>
            <text:p>WQ </text:p>
            <text:p>to VR nc</text:p>
          </draw:text-box>
        </draw:frame>
        <draw:frame draw:style-name="gr136" draw:text-style-name="P4" draw:layer="layout" svg:width="6.297cm" svg:height="1.673cm" svg:x="1.8cm" svg:y="2.2cm">
          <draw:text-box>
            <text:p>no = normally open</text:p>
            <text:p>nc = normally close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4T21:56:31.654000000</meta:creation-date>
    <meta:editing-duration>PT1H41M3S</meta:editing-duration>
    <meta:editing-cycles>24</meta:editing-cycles>
    <meta:generator>LibreOffice/5.2.7.2$Linux_ARM_EABI LibreOffice_project/20m0$Build-2</meta:generator>
    <dc:date>2019-10-20T11:31:23.550478998</dc:date>
    <meta:document-statistic meta:object-count="168"/>
  </office:meta>
</office:document-meta>
</file>